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lfaen"/>
    </style:style>
    <style:style style:name="ce2" style:family="table-cell" style:parent-style-name="Default">
      <style:text-properties style:font-name="Sylfaen" fo:font-weight="bold" style:font-weight-asian="bold" style:font-weight-complex="bold"/>
    </style:style>
    <style:style style:name="ce3" style:family="table-cell" style:parent-style-name="Default">
      <style:text-properties style:font-name="Sylfaen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1.385cm" svg:y="5.46cm">
            <draw:object draw:notify-on-update-of-ranges="Feuille1.A3:Feuille1.A36 Feuille1.B3:Feuille1.B36 Feuille1.C3:Feuille1.C36 Feuille1.D3:Feuille1.D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Join cost</text:p>
          </table:table-cell>
          <table:table-cell table:style-name="ce2"/>
          <table:table-cell table:style-name="ce2" office:value-type="string" calcext:value-type="string">
            <text:p>Wages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formula="of:=[.C3]*10" office:value-type="float" office:value="288" calcext:value-type="float">
            <text:p>288</text:p>
          </table:table-cell>
          <table:table-cell table:formula="of:=(([.$A3]+8)^2)/5" office:value-type="float" office:value="28.8" calcext:value-type="float">
            <text:p>28.8</text:p>
          </table:table-cell>
          <table:table-cell table:formula="of:=((([.$A3]+8)*2)^2)/([.$A3]+6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formula="of:=[.C4]*10" office:value-type="float" office:value="392" calcext:value-type="float">
            <text:p>392</text:p>
          </table:table-cell>
          <table:table-cell table:formula="of:=(([.$A4]+8)^2)/5" office:value-type="float" office:value="39.2" calcext:value-type="float">
            <text:p>39.2</text:p>
          </table:table-cell>
          <table:table-cell table:formula="of:=((([.$A4]+8)*2)^2)/([.$A4]+60)" office:value-type="float" office:value="11.8787878787879" calcext:value-type="float">
            <text:p>11.8787878787879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formula="of:=[.C5]*10" office:value-type="float" office:value="512" calcext:value-type="float">
            <text:p>512</text:p>
          </table:table-cell>
          <table:table-cell table:formula="of:=(([.$A5]+8)^2)/5" office:value-type="float" office:value="51.2" calcext:value-type="float">
            <text:p>51.2</text:p>
          </table:table-cell>
          <table:table-cell table:formula="of:=((([.$A5]+8)*2)^2)/([.$A5]+60)" office:value-type="float" office:value="15.0588235294118" calcext:value-type="float">
            <text:p>15.058823529411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formula="of:=[.C6]*10" office:value-type="float" office:value="648" calcext:value-type="float">
            <text:p>648</text:p>
          </table:table-cell>
          <table:table-cell table:formula="of:=(([.$A6]+8)^2)/5" office:value-type="float" office:value="64.8" calcext:value-type="float">
            <text:p>64.8</text:p>
          </table:table-cell>
          <table:table-cell table:formula="of:=((([.$A6]+8)*2)^2)/([.$A6]+60)" office:value-type="float" office:value="18.5142857142857" calcext:value-type="float">
            <text:p>18.5142857142857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formula="of:=[.C7]*10" office:value-type="float" office:value="800" calcext:value-type="float">
            <text:p>800</text:p>
          </table:table-cell>
          <table:table-cell table:formula="of:=(([.$A7]+8)^2)/5" office:value-type="float" office:value="80" calcext:value-type="float">
            <text:p>80</text:p>
          </table:table-cell>
          <table:table-cell table:formula="of:=((([.$A7]+8)*2)^2)/([.$A7]+60)" office:value-type="float" office:value="22.2222222222222" calcext:value-type="float">
            <text:p>22.2222222222222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formula="of:=[.C8]*10" office:value-type="float" office:value="968" calcext:value-type="float">
            <text:p>968</text:p>
          </table:table-cell>
          <table:table-cell table:formula="of:=(([.$A8]+8)^2)/5" office:value-type="float" office:value="96.8" calcext:value-type="float">
            <text:p>96.8</text:p>
          </table:table-cell>
          <table:table-cell table:formula="of:=((([.$A8]+8)*2)^2)/([.$A8]+60)" office:value-type="float" office:value="26.1621621621622" calcext:value-type="float">
            <text:p>26.1621621621622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formula="of:=[.C9]*10" office:value-type="float" office:value="1152" calcext:value-type="float">
            <text:p>1152</text:p>
          </table:table-cell>
          <table:table-cell table:formula="of:=(([.$A9]+8)^2)/5" office:value-type="float" office:value="115.2" calcext:value-type="float">
            <text:p>115.2</text:p>
          </table:table-cell>
          <table:table-cell table:formula="of:=((([.$A9]+8)*2)^2)/([.$A9]+60)" office:value-type="float" office:value="30.3157894736842" calcext:value-type="float">
            <text:p>30.3157894736842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formula="of:=[.C10]*10" office:value-type="float" office:value="1352" calcext:value-type="float">
            <text:p>1352</text:p>
          </table:table-cell>
          <table:table-cell table:formula="of:=(([.$A10]+8)^2)/5" office:value-type="float" office:value="135.2" calcext:value-type="float">
            <text:p>135.2</text:p>
          </table:table-cell>
          <table:table-cell table:formula="of:=((([.$A10]+8)*2)^2)/([.$A10]+60)" office:value-type="float" office:value="34.6666666666667" calcext:value-type="float">
            <text:p>34.6666666666667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formula="of:=[.C11]*10" office:value-type="float" office:value="1568" calcext:value-type="float">
            <text:p>1568</text:p>
          </table:table-cell>
          <table:table-cell table:formula="of:=(([.$A11]+8)^2)/5" office:value-type="float" office:value="156.8" calcext:value-type="float">
            <text:p>156.8</text:p>
          </table:table-cell>
          <table:table-cell table:formula="of:=((([.$A11]+8)*2)^2)/([.$A11]+60)"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formula="of:=[.C12]*10" office:value-type="float" office:value="1800" calcext:value-type="float">
            <text:p>1800</text:p>
          </table:table-cell>
          <table:table-cell table:formula="of:=(([.$A12]+8)^2)/5" office:value-type="float" office:value="180" calcext:value-type="float">
            <text:p>180</text:p>
          </table:table-cell>
          <table:table-cell table:formula="of:=((([.$A12]+8)*2)^2)/([.$A12]+60)" office:value-type="float" office:value="43.9024390243903" calcext:value-type="float">
            <text:p>43.9024390243903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formula="of:=[.C13]*10" office:value-type="float" office:value="2048" calcext:value-type="float">
            <text:p>2048</text:p>
          </table:table-cell>
          <table:table-cell table:formula="of:=(([.$A13]+8)^2)/5" office:value-type="float" office:value="204.8" calcext:value-type="float">
            <text:p>204.8</text:p>
          </table:table-cell>
          <table:table-cell table:formula="of:=((([.$A13]+8)*2)^2)/([.$A13]+60)" office:value-type="float" office:value="48.7619047619048" calcext:value-type="float">
            <text:p>48.7619047619048</text:p>
          </table:table-cell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formula="of:=[.C14]*10" office:value-type="float" office:value="2312" calcext:value-type="float">
            <text:p>2312</text:p>
          </table:table-cell>
          <table:table-cell table:formula="of:=(([.$A14]+8)^2)/5" office:value-type="float" office:value="231.2" calcext:value-type="float">
            <text:p>231.2</text:p>
          </table:table-cell>
          <table:table-cell table:formula="of:=((([.$A14]+8)*2)^2)/([.$A14]+60)" office:value-type="float" office:value="53.7674418604651" calcext:value-type="float">
            <text:p>53.7674418604651</text:p>
          </table:table-cell>
          <table:table-cell table:number-columns-repeated="102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formula="of:=[.C15]*10" office:value-type="float" office:value="2592" calcext:value-type="float">
            <text:p>2592</text:p>
          </table:table-cell>
          <table:table-cell table:formula="of:=(([.$A15]+8)^2)/5" office:value-type="float" office:value="259.2" calcext:value-type="float">
            <text:p>259.2</text:p>
          </table:table-cell>
          <table:table-cell table:formula="of:=((([.$A15]+8)*2)^2)/([.$A15]+60)" office:value-type="float" office:value="58.9090909090909" calcext:value-type="float">
            <text:p>58.9090909090909</text:p>
          </table:table-cell>
          <table:table-cell table:number-columns-repeated="102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formula="of:=[.C16]*10" office:value-type="float" office:value="2888" calcext:value-type="float">
            <text:p>2888</text:p>
          </table:table-cell>
          <table:table-cell table:formula="of:=(([.$A16]+8)^2)/5" office:value-type="float" office:value="288.8" calcext:value-type="float">
            <text:p>288.8</text:p>
          </table:table-cell>
          <table:table-cell table:formula="of:=((([.$A16]+8)*2)^2)/([.$A16]+60)" office:value-type="float" office:value="64.1777777777778" calcext:value-type="float">
            <text:p>64.1777777777778</text:p>
          </table:table-cell>
          <table:table-cell table:number-columns-repeated="102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formula="of:=[.C17]*10" office:value-type="float" office:value="3200" calcext:value-type="float">
            <text:p>3200</text:p>
          </table:table-cell>
          <table:table-cell table:formula="of:=(([.$A17]+8)^2)/5" office:value-type="float" office:value="320" calcext:value-type="float">
            <text:p>320</text:p>
          </table:table-cell>
          <table:table-cell table:formula="of:=((([.$A17]+8)*2)^2)/([.$A17]+60)" office:value-type="float" office:value="69.5652173913043" calcext:value-type="float">
            <text:p>69.5652173913043</text:p>
          </table:table-cell>
          <table:table-cell table:number-columns-repeated="102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formula="of:=[.C18]*10" office:value-type="float" office:value="3528" calcext:value-type="float">
            <text:p>3528</text:p>
          </table:table-cell>
          <table:table-cell table:formula="of:=(([.$A18]+8)^2)/5" office:value-type="float" office:value="352.8" calcext:value-type="float">
            <text:p>352.8</text:p>
          </table:table-cell>
          <table:table-cell table:formula="of:=((([.$A18]+8)*2)^2)/([.$A18]+60)" office:value-type="float" office:value="75.063829787234" calcext:value-type="float">
            <text:p>75.063829787234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formula="of:=[.C19]*10" office:value-type="float" office:value="3872" calcext:value-type="float">
            <text:p>3872</text:p>
          </table:table-cell>
          <table:table-cell table:formula="of:=(([.$A19]+8)^2)/5" office:value-type="float" office:value="387.2" calcext:value-type="float">
            <text:p>387.2</text:p>
          </table:table-cell>
          <table:table-cell table:formula="of:=((([.$A19]+8)*2)^2)/([.$A19]+60)" office:value-type="float" office:value="80.6666666666667" calcext:value-type="float">
            <text:p>80.6666666666667</text:p>
          </table:table-cell>
          <table:table-cell table:number-columns-repeated="102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formula="of:=[.C20]*10" office:value-type="float" office:value="4232" calcext:value-type="float">
            <text:p>4232</text:p>
          </table:table-cell>
          <table:table-cell table:formula="of:=(([.$A20]+8)^2)/5" office:value-type="float" office:value="423.2" calcext:value-type="float">
            <text:p>423.2</text:p>
          </table:table-cell>
          <table:table-cell table:formula="of:=((([.$A20]+8)*2)^2)/([.$A20]+60)" office:value-type="float" office:value="86.3673469387755" calcext:value-type="float">
            <text:p>86.3673469387755</text:p>
          </table:table-cell>
          <table:table-cell table:number-columns-repeated="102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formula="of:=[.C21]*10" office:value-type="float" office:value="4608" calcext:value-type="float">
            <text:p>4608</text:p>
          </table:table-cell>
          <table:table-cell table:formula="of:=(([.$A21]+8)^2)/5" office:value-type="float" office:value="460.8" calcext:value-type="float">
            <text:p>460.8</text:p>
          </table:table-cell>
          <table:table-cell table:formula="of:=((([.$A21]+8)*2)^2)/([.$A21]+60)" office:value-type="float" office:value="92.16" calcext:value-type="float">
            <text:p>92.16</text:p>
          </table:table-cell>
          <table:table-cell table:number-columns-repeated="102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formula="of:=[.C22]*10" office:value-type="float" office:value="5000" calcext:value-type="float">
            <text:p>5000</text:p>
          </table:table-cell>
          <table:table-cell table:formula="of:=(([.$A22]+8)^2)/5" office:value-type="float" office:value="500" calcext:value-type="float">
            <text:p>500</text:p>
          </table:table-cell>
          <table:table-cell table:formula="of:=((([.$A22]+8)*2)^2)/([.$A22]+60)" office:value-type="float" office:value="98.0392156862745" calcext:value-type="float">
            <text:p>98.0392156862745</text:p>
          </table:table-cell>
          <table:table-cell table:number-columns-repeated="10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formula="of:=[.C23]*10" office:value-type="float" office:value="5408" calcext:value-type="float">
            <text:p>5408</text:p>
          </table:table-cell>
          <table:table-cell table:formula="of:=(([.$A23]+8)^2)/5" office:value-type="float" office:value="540.8" calcext:value-type="float">
            <text:p>540.8</text:p>
          </table:table-cell>
          <table:table-cell table:formula="of:=((([.$A23]+8)*2)^2)/([.$A23]+60)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formula="of:=[.C24]*10" office:value-type="float" office:value="5832" calcext:value-type="float">
            <text:p>5832</text:p>
          </table:table-cell>
          <table:table-cell table:formula="of:=(([.$A24]+8)^2)/5" office:value-type="float" office:value="583.2" calcext:value-type="float">
            <text:p>583.2</text:p>
          </table:table-cell>
          <table:table-cell table:formula="of:=((([.$A24]+8)*2)^2)/([.$A24]+60)" office:value-type="float" office:value="110.037735849057" calcext:value-type="float">
            <text:p>110.037735849057</text:p>
          </table:table-cell>
          <table:table-cell table:number-columns-repeated="10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formula="of:=[.C25]*10" office:value-type="float" office:value="6272" calcext:value-type="float">
            <text:p>6272</text:p>
          </table:table-cell>
          <table:table-cell table:formula="of:=(([.$A25]+8)^2)/5" office:value-type="float" office:value="627.2" calcext:value-type="float">
            <text:p>627.2</text:p>
          </table:table-cell>
          <table:table-cell table:formula="of:=((([.$A25]+8)*2)^2)/([.$A25]+60)" office:value-type="float" office:value="116.148148148148" calcext:value-type="float">
            <text:p>116.148148148148</text:p>
          </table:table-cell>
          <table:table-cell table:number-columns-repeated="102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formula="of:=[.C26]*10" office:value-type="float" office:value="6728" calcext:value-type="float">
            <text:p>6728</text:p>
          </table:table-cell>
          <table:table-cell table:formula="of:=(([.$A26]+8)^2)/5" office:value-type="float" office:value="672.8" calcext:value-type="float">
            <text:p>672.8</text:p>
          </table:table-cell>
          <table:table-cell table:formula="of:=((([.$A26]+8)*2)^2)/([.$A26]+60)" office:value-type="float" office:value="122.327272727273" calcext:value-type="float">
            <text:p>122.327272727273</text:p>
          </table:table-cell>
          <table:table-cell table:number-columns-repeated="102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formula="of:=[.C27]*10" office:value-type="float" office:value="7200" calcext:value-type="float">
            <text:p>7200</text:p>
          </table:table-cell>
          <table:table-cell table:formula="of:=(([.$A27]+8)^2)/5" office:value-type="float" office:value="720" calcext:value-type="float">
            <text:p>720</text:p>
          </table:table-cell>
          <table:table-cell table:formula="of:=((([.$A27]+8)*2)^2)/([.$A27]+60)" office:value-type="float" office:value="128.571428571429" calcext:value-type="float">
            <text:p>128.571428571429</text:p>
          </table:table-cell>
          <table:table-cell table:number-columns-repeated="102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formula="of:=[.C28]*10" office:value-type="float" office:value="7688" calcext:value-type="float">
            <text:p>7688</text:p>
          </table:table-cell>
          <table:table-cell table:formula="of:=(([.$A28]+8)^2)/5" office:value-type="float" office:value="768.8" calcext:value-type="float">
            <text:p>768.8</text:p>
          </table:table-cell>
          <table:table-cell table:formula="of:=((([.$A28]+8)*2)^2)/([.$A28]+60)" office:value-type="float" office:value="134.877192982456" calcext:value-type="float">
            <text:p>134.877192982456</text:p>
          </table:table-cell>
          <table:table-cell table:number-columns-repeated="102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formula="of:=[.C29]*10" office:value-type="float" office:value="8192" calcext:value-type="float">
            <text:p>8192</text:p>
          </table:table-cell>
          <table:table-cell table:formula="of:=(([.$A29]+8)^2)/5" office:value-type="float" office:value="819.2" calcext:value-type="float">
            <text:p>819.2</text:p>
          </table:table-cell>
          <table:table-cell table:formula="of:=((([.$A29]+8)*2)^2)/([.$A29]+60)" office:value-type="float" office:value="141.241379310345" calcext:value-type="float">
            <text:p>141.241379310345</text:p>
          </table:table-cell>
          <table:table-cell table:number-columns-repeated="102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formula="of:=[.C30]*10" office:value-type="float" office:value="8712" calcext:value-type="float">
            <text:p>8712</text:p>
          </table:table-cell>
          <table:table-cell table:formula="of:=(([.$A30]+8)^2)/5" office:value-type="float" office:value="871.2" calcext:value-type="float">
            <text:p>871.2</text:p>
          </table:table-cell>
          <table:table-cell table:formula="of:=((([.$A30]+8)*2)^2)/([.$A30]+60)" office:value-type="float" office:value="147.661016949153" calcext:value-type="float">
            <text:p>147.661016949153</text:p>
          </table:table-cell>
          <table:table-cell table:number-columns-repeated="102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formula="of:=[.C31]*10" office:value-type="float" office:value="9248" calcext:value-type="float">
            <text:p>9248</text:p>
          </table:table-cell>
          <table:table-cell table:formula="of:=(([.$A31]+8)^2)/5" office:value-type="float" office:value="924.8" calcext:value-type="float">
            <text:p>924.8</text:p>
          </table:table-cell>
          <table:table-cell table:formula="of:=((([.$A31]+8)*2)^2)/([.$A31]+60)" office:value-type="float" office:value="154.133333333333" calcext:value-type="float">
            <text:p>154.133333333333</text:p>
          </table:table-cell>
          <table:table-cell table:number-columns-repeated="102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formula="of:=[.C32]*10" office:value-type="float" office:value="9800" calcext:value-type="float">
            <text:p>9800</text:p>
          </table:table-cell>
          <table:table-cell table:formula="of:=(([.$A32]+8)^2)/5" office:value-type="float" office:value="980" calcext:value-type="float">
            <text:p>980</text:p>
          </table:table-cell>
          <table:table-cell table:formula="of:=((([.$A32]+8)*2)^2)/([.$A32]+60)" office:value-type="float" office:value="160.655737704918" calcext:value-type="float">
            <text:p>160.655737704918</text:p>
          </table:table-cell>
          <table:table-cell table:number-columns-repeated="102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formula="of:=[.C33]*10" office:value-type="float" office:value="10368" calcext:value-type="float">
            <text:p>10368</text:p>
          </table:table-cell>
          <table:table-cell table:formula="of:=(([.$A33]+8)^2)/5" office:value-type="float" office:value="1036.8" calcext:value-type="float">
            <text:p>1036.8</text:p>
          </table:table-cell>
          <table:table-cell table:formula="of:=((([.$A33]+8)*2)^2)/([.$A33]+60)" office:value-type="float" office:value="167.225806451613" calcext:value-type="float">
            <text:p>167.225806451613</text:p>
          </table:table-cell>
          <table:table-cell table:number-columns-repeated="102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formula="of:=[.C34]*10" office:value-type="float" office:value="10952" calcext:value-type="float">
            <text:p>10952</text:p>
          </table:table-cell>
          <table:table-cell table:formula="of:=(([.$A34]+8)^2)/5" office:value-type="float" office:value="1095.2" calcext:value-type="float">
            <text:p>1095.2</text:p>
          </table:table-cell>
          <table:table-cell table:formula="of:=((([.$A34]+8)*2)^2)/([.$A34]+60)" office:value-type="float" office:value="173.84126984127" calcext:value-type="float">
            <text:p>173.84126984127</text:p>
          </table:table-cell>
          <table:table-cell table:number-columns-repeated="102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formula="of:=[.C35]*10" office:value-type="float" office:value="11552" calcext:value-type="float">
            <text:p>11552</text:p>
          </table:table-cell>
          <table:table-cell table:formula="of:=(([.$A35]+8)^2)/5" office:value-type="float" office:value="1155.2" calcext:value-type="float">
            <text:p>1155.2</text:p>
          </table:table-cell>
          <table:table-cell table:formula="of:=((([.$A35]+8)*2)^2)/([.$A35]+60)" office:value-type="float" office:value="180.5" calcext:value-type="float">
            <text:p>180.5</text:p>
          </table:table-cell>
          <table:table-cell table:number-columns-repeated="102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formula="of:=[.C36]*10" office:value-type="float" office:value="12168" calcext:value-type="float">
            <text:p>12168</text:p>
          </table:table-cell>
          <table:table-cell table:formula="of:=(([.$A36]+8)^2)/5" office:value-type="float" office:value="1216.8" calcext:value-type="float">
            <text:p>1216.8</text:p>
          </table:table-cell>
          <table:table-cell table:formula="of:=((([.$A36]+8)*2)^2)/([.$A36]+60)" office:value-type="float" office:value="187.2" calcext:value-type="float">
            <text:p>187.2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22:54:17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ann Battista</meta:initial-creator>
    <meta:creation-date>2013-10-24T23:59:17.25</meta:creation-date>
    <dc:date>2021-12-23T23:06:49.880000000</dc:date>
    <meta:editing-duration>PT22M40S</meta:editing-duration>
    <meta:editing-cycles>9</meta:editing-cycles>
    <meta:generator>LibreOffice/7.1.5.2$Windows_X86_64 LibreOffice_project/85f04e9f809797b8199d13c421bd8a2b025d52b5</meta:generator>
    <meta:document-statistic meta:table-count="1" meta:cell-count="1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Feuille1.A3:Feuille1.D36" chart:data-source-has-labels="column" svg:x="0.32cm" svg:y="0.18cm" svg:width="12.508cm" svg:height="8.64cm">
          <chart:coordinate-region svg:x="1.312cm" svg:y="0.379cm" svg:width="11.144cm" svg:height="7.396cm"/>
          <chart:axis chart:dimension="x" chart:name="primary-x" chart:style-name="ch4" chartooo:axis-type="auto">
            <chartooo:date-scale/>
            <chart:categories table:cell-range-address="Feuille1.A3:Feuille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36" chart:class="chart:line">
            <chart:data-point chart:repeated="34"/>
          </chart:series>
          <chart:series chart:style-name="ch8" chart:values-cell-range-address="Feuille1.C3:Feuille1.C36" chart:class="chart:line">
            <chart:data-point chart:repeated="34"/>
          </chart:series>
          <chart:series chart:style-name="ch9" chart:values-cell-range-address="Feuille1.D3:Feuille1.D36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Feuille1.A3:Feuille1.A36</svg:desc>
                </draw:g>
              </table:table-cell>
              <table:table-cell office:value-type="float" office:value="288">
                <text:p>288</text:p>
                <draw:g>
                  <svg:desc>Feuille1.B3:Feuille1.B36</svg:desc>
                </draw:g>
              </table:table-cell>
              <table:table-cell office:value-type="float" office:value="28.8">
                <text:p>28.8</text:p>
                <draw:g>
                  <svg:desc>Feuille1.C3:Feuille1.C36</svg:desc>
                </draw:g>
              </table:table-cell>
              <table:table-cell office:value-type="float" office:value="9">
                <text:p>9</text:p>
                <draw:g>
                  <svg:desc>Feuille1.D3:Feuille1.D3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92">
                <text:p>392</text:p>
              </table:table-cell>
              <table:table-cell office:value-type="float" office:value="39.2">
                <text:p>39.2</text:p>
              </table:table-cell>
              <table:table-cell office:value-type="float" office:value="11.8787878787879">
                <text:p>11.87878787878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1.2">
                <text:p>51.2</text:p>
              </table:table-cell>
              <table:table-cell office:value-type="float" office:value="15.0588235294118">
                <text:p>15.0588235294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64.8">
                <text:p>64.8</text:p>
              </table:table-cell>
              <table:table-cell office:value-type="float" office:value="18.5142857142857">
                <text:p>18.51428571428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8">
                <text:p>968</text:p>
              </table:table-cell>
              <table:table-cell office:value-type="float" office:value="96.8">
                <text:p>96.8</text:p>
              </table:table-cell>
              <table:table-cell office:value-type="float" office:value="26.1621621621622">
                <text:p>26.16216216216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52">
                <text:p>1152</text:p>
              </table:table-cell>
              <table:table-cell office:value-type="float" office:value="115.2">
                <text:p>115.2</text:p>
              </table:table-cell>
              <table:table-cell office:value-type="float" office:value="30.3157894736842">
                <text:p>30.31578947368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52">
                <text:p>1352</text:p>
              </table:table-cell>
              <table:table-cell office:value-type="float" office:value="135.2">
                <text:p>135.2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68">
                <text:p>1568</text:p>
              </table:table-cell>
              <table:table-cell office:value-type="float" office:value="156.8">
                <text:p>156.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00">
                <text:p>1800</text:p>
              </table:table-cell>
              <table:table-cell office:value-type="float" office:value="180">
                <text:p>180</text:p>
              </table:table-cell>
              <table:table-cell office:value-type="float" office:value="43.9024390243903">
                <text:p>43.90243902439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204.8">
                <text:p>204.8</text:p>
              </table:table-cell>
              <table:table-cell office:value-type="float" office:value="48.7619047619048">
                <text:p>48.76190476190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12">
                <text:p>2312</text:p>
              </table:table-cell>
              <table:table-cell office:value-type="float" office:value="231.2">
                <text:p>231.2</text:p>
              </table:table-cell>
              <table:table-cell office:value-type="float" office:value="53.7674418604651">
                <text:p>53.76744186046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92">
                <text:p>2592</text:p>
              </table:table-cell>
              <table:table-cell office:value-type="float" office:value="259.2">
                <text:p>259.2</text:p>
              </table:table-cell>
              <table:table-cell office:value-type="float" office:value="58.9090909090909">
                <text:p>58.90909090909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88">
                <text:p>2888</text:p>
              </table:table-cell>
              <table:table-cell office:value-type="float" office:value="288.8">
                <text:p>288.8</text:p>
              </table:table-cell>
              <table:table-cell office:value-type="float" office:value="64.1777777777778">
                <text:p>64.17777777777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20">
                <text:p>320</text:p>
              </table:table-cell>
              <table:table-cell office:value-type="float" office:value="69.5652173913043">
                <text:p>69.56521739130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28">
                <text:p>3528</text:p>
              </table:table-cell>
              <table:table-cell office:value-type="float" office:value="352.8">
                <text:p>352.8</text:p>
              </table:table-cell>
              <table:table-cell office:value-type="float" office:value="75.063829787234">
                <text:p>75.0638297872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72">
                <text:p>3872</text:p>
              </table:table-cell>
              <table:table-cell office:value-type="float" office:value="387.2">
                <text:p>387.2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232">
                <text:p>4232</text:p>
              </table:table-cell>
              <table:table-cell office:value-type="float" office:value="423.2">
                <text:p>423.2</text:p>
              </table:table-cell>
              <table:table-cell office:value-type="float" office:value="86.3673469387755">
                <text:p>86.3673469387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08">
                <text:p>4608</text:p>
              </table:table-cell>
              <table:table-cell office:value-type="float" office:value="460.8">
                <text:p>460.8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500">
                <text:p>500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408">
                <text:p>5408</text:p>
              </table:table-cell>
              <table:table-cell office:value-type="float" office:value="540.8">
                <text:p>540.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832">
                <text:p>5832</text:p>
              </table:table-cell>
              <table:table-cell office:value-type="float" office:value="583.2">
                <text:p>583.2</text:p>
              </table:table-cell>
              <table:table-cell office:value-type="float" office:value="110.037735849057">
                <text:p>110.0377358490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272">
                <text:p>6272</text:p>
              </table:table-cell>
              <table:table-cell office:value-type="float" office:value="627.2">
                <text:p>627.2</text:p>
              </table:table-cell>
              <table:table-cell office:value-type="float" office:value="116.148148148148">
                <text:p>116.1481481481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28">
                <text:p>6728</text:p>
              </table:table-cell>
              <table:table-cell office:value-type="float" office:value="672.8">
                <text:p>672.8</text:p>
              </table:table-cell>
              <table:table-cell office:value-type="float" office:value="122.327272727273">
                <text:p>122.3272727272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200">
                <text:p>7200</text:p>
              </table:table-cell>
              <table:table-cell office:value-type="float" office:value="720">
                <text:p>720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688">
                <text:p>7688</text:p>
              </table:table-cell>
              <table:table-cell office:value-type="float" office:value="768.8">
                <text:p>768.8</text:p>
              </table:table-cell>
              <table:table-cell office:value-type="float" office:value="134.877192982456">
                <text:p>134.8771929824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192">
                <text:p>8192</text:p>
              </table:table-cell>
              <table:table-cell office:value-type="float" office:value="819.2">
                <text:p>819.2</text:p>
              </table:table-cell>
              <table:table-cell office:value-type="float" office:value="141.241379310345">
                <text:p>141.24137931034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712">
                <text:p>8712</text:p>
              </table:table-cell>
              <table:table-cell office:value-type="float" office:value="871.2">
                <text:p>871.2</text:p>
              </table:table-cell>
              <table:table-cell office:value-type="float" office:value="147.661016949153">
                <text:p>147.6610169491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248">
                <text:p>9248</text:p>
              </table:table-cell>
              <table:table-cell office:value-type="float" office:value="924.8">
                <text:p>924.8</text:p>
              </table:table-cell>
              <table:table-cell office:value-type="float" office:value="154.133333333333">
                <text:p>154.1333333333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800">
                <text:p>9800</text:p>
              </table:table-cell>
              <table:table-cell office:value-type="float" office:value="980">
                <text:p>980</text:p>
              </table:table-cell>
              <table:table-cell office:value-type="float" office:value="160.655737704918">
                <text:p>160.6557377049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368">
                <text:p>10368</text:p>
              </table:table-cell>
              <table:table-cell office:value-type="float" office:value="1036.8">
                <text:p>1036.8</text:p>
              </table:table-cell>
              <table:table-cell office:value-type="float" office:value="167.225806451613">
                <text:p>167.22580645161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952">
                <text:p>10952</text:p>
              </table:table-cell>
              <table:table-cell office:value-type="float" office:value="1095.2">
                <text:p>1095.2</text:p>
              </table:table-cell>
              <table:table-cell office:value-type="float" office:value="173.84126984127">
                <text:p>173.8412698412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552">
                <text:p>11552</text:p>
              </table:table-cell>
              <table:table-cell office:value-type="float" office:value="1155.2">
                <text:p>1155.2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168">
                <text:p>12168</text:p>
              </table:table-cell>
              <table:table-cell office:value-type="float" office:value="1216.8">
                <text:p>1216.8</text:p>
              </table:table-cell>
              <table:table-cell office:value-type="float" office:value="187.2">
                <text:p>1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